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 PL UKai CN" svg:font-family="'AR PL UKai CN'"/>
    <style:font-face style:name="Arial" svg:font-family="Arial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696969" fo:letter-spacing="normal"/>
    </style:style>
    <style:style style:name="T1" style:family="text">
      <style:text-properties style:font-name="Arial" fo:font-size="9pt" fo:font-style="normal" fo:font-weight="normal"/>
    </style:style>
    <style:style style:name="T2" style:family="text">
      <style:text-properties style:font-name-asian="Arial" style:font-size-asian="9pt" style:font-style-asian="normal" style:font-weight-asian="normal"/>
    </style:style>
    <style:style style:name="T3" style:family="text">
      <style:text-properties fo:color="#800000" style:font-name="Arial" fo:font-size="9pt" fo:font-style="normal" fo:font-weight="normal"/>
    </style:style>
    <style:style style:name="T4" style:family="text">
      <style:text-properties fo:color="#800000" style:font-name-asian="Ari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text:span text:style-name="T2">使</text:span><text:span text:style-name="T1">G-sensor</text:span><text:span text:style-name="T2">正常工作需要做的事：</text:span><text:span text:style-name="T1"><text:line-break/><text:line-break/>G-sensor driver</text:span><text:span text:style-name="T2">文件包括：</text:span><text:span text:style-name="T1"><text:line-break/><text:line-break/>driver/i2c/chips/lis331dl.c<text:line-break/>driver/i2c/chips/sensorioctl.h<text:line-break/>include/linux/lis331dl.h<text:line-break/><text:line-break/></text:span><text:span text:style-name="T2">并在</text:span><text:span text:style-name="T1">/kernel/arch/arm/mach-s3c6410/mach-ur6410.c</text:span><text:span text:style-name="T2">文件中</text:span><text:span text:style-name="T1">i2c chanel1</text:span><text:span text:style-name="T2">的结构变量</text:span><text:span text:style-name="T1">i2c_devs1[] __initdata</text:span><text:span text:style-name="T2">中需要添加</text:span><text:span text:style-name="T1">G-sensor</text:span><text:span text:style-name="T2">的设备信息，</text:span><text:span text:style-name="T1"><text:line-break/></text:span><text:span text:style-name="T2">以使</text:span><text:span text:style-name="T1">driver</text:span><text:span text:style-name="T2">成功加载。</text:span><text:span text:style-name="T1"><text:line-break/></text:span><text:span text:style-name="T2">同时在该文件中添加一个结构变量</text:span><text:span text:style-name="T1"><text:line-break/>//JayLin add for Gsensor<text:line-break/>struct lis331dl_platform_data lisGsensor_platform_data={<text:line-break/>.name="lis331dl",<text:line-break/>.pin_clk=0,<text:line-break/>.pin_data=0,<text:line-break/>.open_drain=1,<text:line-break/>.interrupt=IRQ_EINT(3),<text:line-break/>};<text:line-break/></text:span><text:span text:style-name="T2">该结构变量在</text:span><text:span text:style-name="T1">i2c_devs1[] __initdata</text:span><text:span text:style-name="T2">中被引用。</text:span><text:span text:style-name="T1"><text:line-break/><text:line-break/>/kernel/arch/arm/mach-s3c6410/mach-ur6410.c </text:span><text:span text:style-name="T2">中需要包含</text:span><text:span text:style-name="T1">lis331dl.h</text:span><text:span text:style-name="T2">。</text:span><text:span text:style-name="T1"><text:line-break/><text:line-break/></text:span><text:span text:style-name="T2">在</text:span><text:span text:style-name="T3">rootfs/system/etc/init.board.sh</text:span><text:span text:style-name="T4">的最后一行</text:span><text:span text:style-name="T2">加上</text:span><text:span text:style-name="T1">mknod /dev/sensorioctl c 51 201&amp;</text:span><text:span text:style-name="T2">创建节点供</text:span><text:span text:style-name="T1">ioctl</text:span><text:span text:style-name="T2">使用。</text:span><text:span text:style-name="T1"><text:line-break/><text:line-break/></text:span><text:span text:style-name="T2">编译后的</text:span><text:span text:style-name="T1">sensor.so</text:span><text:span text:style-name="T2">放在</text:span><text:span text:style-name="T1">/rootfs/system/lib/hw</text:span><text:span text:style-name="T2">下。</text:span><text:span text:style-name="T1"><text:line-break/><text:line-break/>sensor.so</text:span><text:span text:style-name="T2">和</text:span><text:span text:style-name="T1">driver</text:span><text:span text:style-name="T2">之间通过</text:span><text:span text:style-name="T1">ioctl</text:span><text:span text:style-name="T2">实现对</text:span><text:span text:style-name="T1">G-sensor</text:span><text:span text:style-name="T2">的状态控制。</text:span><text:span text:style-name="T1">ioctl</text:span><text:span text:style-name="T2">的命令编号定义在头文件</text:span><text:span text:style-name="T1">sensorioctl.h</text:span><text:span text:style-name="T2">中，分别放在</text:span><text:span text:style-name="T1"><text:line-break/>kernel/include/linux</text:span><text:span text:style-name="T2">下</text:span><text:span text:style-name="T1"><text:line-break/></text:span><text:span text:style-name="T2">和</text:span><text:span text:style-name="T1"><text:line-break/>androidsourcecode/hardware/libhardware/include/hardware</text:span><text:span text:style-name="T2">下</text:span><text:span text:style-name="T1"><text:line-break/></text:span><text:span text:style-name="T2">供</text:span><text:span text:style-name="T1">driver</text:span><text:span text:style-name="T2">和</text:span><text:span text:style-name="T1">sensor.so</text:span><text:span text:style-name="T2">使用。</text:span><text:span text:style-name="T1"><text:line-break/><text:line-break/>G-sensor driver</text:span><text:span text:style-name="T2">工作的大致流程：</text:span><text:span text:style-name="T1"><text:line-break/><text:line-break/></text:span><text:span text:style-name="T4">系统开机后，先加载</text:span><text:span text:style-name="T3">i2c</text:span><text:span text:style-name="T4">总线驱动，然后加载设备驱动。</text:span><text:span text:style-name="T1"><text:line-break/></text:span><text:span text:style-name="T2">在设备驱动中的</text:span><text:span text:style-name="T1">init</text:span><text:span text:style-name="T2">函数中通过调用</text:span><text:span text:style-name="T1">i2c_add_driver(&amp;lis331dl_i2c_driver)</text:span><text:span text:style-name="T2">注册</text:span><text:span text:style-name="T1">i2c_driver</text:span><text:span text:style-name="T2">；此函数将</text:span><text:span text:style-name="T1">driver</text:span><text:span text:style-name="T2">注册到</text:span><text:span text:style-name="T1">i2c_bus_type</text:span><text:span text:style-name="T2">的总线上，此总线的匹配规则是利用</text:span><text:span text:style-name="T1">i2c_client</text:span><text:span text:style-name="T2">的名称和</text:span><text:span text:style-name="T1"><text:line-break/>i2c_driver</text:span><text:span text:style-name="T2">中</text:span><text:span text:style-name="T1">id_table</text:span><text:span text:style-name="T2">中的名称作匹配。</text:span><text:span text:style-name="T1"><text:line-break/></text:span><text:span text:style-name="T2">其中</text:span><text:span text:style-name="T3">i2c_client</text:span><text:span text:style-name="T4">是注册板载信息是系统自动创建的，注册板载信息的过程就是在</text:span><text:span text:style-name="T3">/kernel/arch/arm/mach-s3c6410 /mach-ur6410.c</text:span><text:span text:style-name="T4">文件中</text:span><text:span text:style-name="T3">i2c chanel1</text:span><text:span text:style-name="T4">的结构变量</text:span><text:span text:style-name="T1">i2c_devs1[] __initdata</text:span><text:span text:style-name="T2">中需要添加</text:span><text:span text:style-name="T1">G-sensor</text:span><text:span text:style-name="T2">的设备信息。</text:span><text:span text:style-name="T1"><text:line-break/></text:span><text:span text:style-name="T2">当匹配成功时，</text:span><text:span text:style-name="T1">i2c_driver</text:span><text:span text:style-name="T2">中的</text:span><text:span text:style-name="T1">probe()</text:span><text:span text:style-name="T2">函数开始执行。</text:span><text:span text:style-name="T1"><text:line-break/>Probe()</text:span><text:span text:style-name="T2">函数主要完成以下功能：</text:span><text:span text:style-name="T1"><text:line-break/>1.</text:span><text:span text:style-name="T2">从</text:span><text:span text:style-name="T1">i2c_client</text:span><text:span text:style-name="T2">结构中得到初始化信息</text:span><text:span text:style-name="T1"><text:line-break/>2.</text:span><text:span text:style-name="T2">创建</text:span><text:span text:style-name="T1">G-sensor</text:span><text:span text:style-name="T2">的工作队列</text:span><text:span text:style-name="T1"><text:line-break/>2.</text:span><text:span text:style-name="T2">注册</text:span><text:span text:style-name="T1">input_device</text:span><text:span text:style-name="T2">设备</text:span><text:span text:style-name="T1"><text:line-break/>3.</text:span><text:span text:style-name="T2">读取</text:span><text:span text:style-name="T1">Chip ID<text:line-break/>4.</text:span><text:span text:style-name="T2">设置寄存器，使能</text:span><text:span text:style-name="T1">G-sensor<text:line-break/>5.</text:span><text:span text:style-name="T2">设置并启动中断</text:span><text:span text:style-name="T1"><text:line-break/></text:span><text:span text:style-name="T2">当</text:span><text:span text:style-name="T1">G-sensor</text:span><text:span text:style-name="T2">上报数据的时候会触发中断，然后在中断处理函数中提交一个报值的任务到队列中并禁止中断。</text:span><text:span text:style-name="T1"><text:line-break/></text:span><text:span text:style-name="T2">在工作队列中读数</text:span><text:span text:style-name="T1">G-sensor</text:span><text:span text:style-name="T2">的数据并上报到</text:span><text:span text:style-name="T1">input</text:span><text:span text:style-name="T2">子系统中，最后使能中断。</text:span><text:span text:style-name="T1"><text:line-break/><text:line-break/></text:span><text:soft-page-break/><text:span text:style-name="T1">2</text:span><text:span text:style-name="T3">.android</text:span><text:span text:style-name="T4">上层应用</text:span><text:span text:style-name="T3">apk</text:span><text:span text:style-name="T4">到</text:span><text:span text:style-name="T3">G-sensor driver</text:span><text:span text:style-name="T4">的大致流程：</text:span><text:span text:style-name="T1"><text:line-break/><text:line-break/>Android</text:span><text:span text:style-name="T2">对于</text:span><text:span text:style-name="T3">Sensor</text:span><text:span text:style-name="T2">的</text:span><text:span text:style-name="T1">API</text:span><text:span text:style-name="T2">定义在 </text:span><text:span text:style-name="T3">hardware/libhardware/include/hardware/sensor.h</text:span><text:span text:style-name="T2">中</text:span><text:span text:style-name="T1">, </text:span><text:span text:style-name="T2">要求在</text:span><text:span text:style-name="T1">sensor.so</text:span><text:span text:style-name="T2">提供以下</text:span><text:span text:style-name="T1">8</text:span><text:span text:style-name="T2">个</text:span><text:span text:style-name="T1">API</text:span><text:span text:style-name="T2">函数</text:span><text:span text:style-name="T1"><text:line-break/>[</text:span><text:span text:style-name="T2">控制方面</text:span><text:span text:style-name="T1">]<text:line-break/>int (*open_data_source)(struct sensors_control_device_t *dev);<text:line-break/>int (*activate)(struct sensors_control_device_t *dev, int handle, int enabled);<text:line-break/>int (*set_delay)(struct sensors_control_device_t *dev, int32_t ms);<text:line-break/>int (*wake)(struct sensors_control_device_t *dev);<text:line-break/>[</text:span><text:span text:style-name="T2">数据方面</text:span><text:span text:style-name="T1">]<text:line-break/>int</text:span><text:span text:style-name="T3"> (*data_open)</text:span><text:span text:style-name="T1">(struct sensors_data_device_t *dev, int fd);<text:line-break/>int </text:span><text:span text:style-name="T3">(*data_close)</text:span><text:span text:style-name="T1">(struct sensors_data_device_t *dev);<text:line-break/>int (*poll)(struct sensors_data_device_t *dev, sensors_data_t* data);<text:line-break/>[</text:span><text:span text:style-name="T2">模块方面</text:span><text:span text:style-name="T1">]<text:line-break/>int (*get_sensors_list)(struct sensors_module_t* module, struct sensor_t const** list);<text:line-break/><text:line-break/></text:span><text:span text:style-name="T2">在</text:span><text:span text:style-name="T3">Java</text:span><text:span text:style-name="T4">层</text:span><text:span text:style-name="T3">Sensor</text:span><text:span text:style-name="T4">的状态控制由</text:span><text:span text:style-name="T3">SensorService</text:span><text:span text:style-name="T4">来负责</text:span><text:span text:style-name="T1">,</text:span><text:span text:style-name="T2">它的</text:span><text:span text:style-name="T1">java</text:span><text:span text:style-name="T2">代码和</text:span><text:span text:style-name="T1">JNI</text:span><text:span text:style-name="T2">代码分别位于</text:span><text:span text:style-name="T1">:<text:line-break/>f</text:span><text:span text:style-name="T3">rameworks/base/services/java/com/android/server/SensorService.java</text:span><text:span text:style-name="T1"><text:line-break/></text:span><text:span text:style-name="T3">frameworks/base/services/jni/com_android_server_SensorService.cpp</text:span><text:span text:style-name="T1"><text:line-break/><text:line-break/></text:span><text:span text:style-name="T4">在</text:span><text:span text:style-name="T3">Java</text:span><text:span text:style-name="T4">层</text:span><text:span text:style-name="T3">Sensor</text:span><text:span text:style-name="T4">的数据控制由</text:span><text:span text:style-name="T3">SensorManager</text:span><text:span text:style-name="T4">来负责</text:span><text:span text:style-name="T3">,</text:span><text:span text:style-name="T2">它的</text:span><text:span text:style-name="T1">java</text:span><text:span text:style-name="T2">代码和</text:span><text:span text:style-name="T1">JNI</text:span><text:span text:style-name="T2">代码分别位于</text:span><text:span text:style-name="T1">:<text:line-break/></text:span><text:span text:style-name="T3">frameworks/base/core/java/android/hardware/SensorManager.java<text:line-break/>frameworks/base/core/jni/android_hardware_SensorManager.cpp</text:span><text:span text:style-name="T1"><text:line-break/><text:line-break/></text:span><text:span text:style-name="T3">android framework</text:span><text:span text:style-name="T4">中与</text:span><text:span text:style-name="T3">sensor</text:span><text:span text:style-name="T4">通信的是</text:span><text:span text:style-name="T3">sensorService.java</text:span><text:span text:style-name="T4">和</text:span><text:span text:style-name="T3">sensorManager.java</text:span><text:span text:style-name="T4">。</text:span><text:span text:style-name="T3"><text:line-break/>sensorService.java</text:span><text:span text:style-name="T4">的具体通信是通过</text:span><text:span text:style-name="T3">JNI</text:span><text:span text:style-name="T4">调用</text:span><text:span text:style-name="T3">sensorService.cpp</text:span><text:span text:style-name="T4">中的方法实现的。</text:span><text:span text:style-name="T3"><text:line-break/>sensorManager.java</text:span><text:span text:style-name="T4">的具体通信是通过</text:span><text:span text:style-name="T3">JNI</text:span><text:span text:style-name="T4">调用</text:span><text:span text:style-name="T3">sensorManager.cpp</text:span><text:span text:style-name="T4">中的方法实现的。</text:span><text:span text:style-name="T1"><text:line-break/><text:line-break/>sensorService.cpp</text:span><text:span text:style-name="T2">和</text:span><text:span text:style-name="T1">sensorManger.cpp</text:span><text:span text:style-name="T2">通过</text:span><text:span text:style-name="T1">hardware.c</text:span><text:span text:style-name="T2">与</text:span><text:span text:style-name="T1">sensor.so</text:span><text:span text:style-name="T2">通信。其中</text:span><text:span text:style-name="T1">sensorService.cpp</text:span><text:span text:style-name="T2">实现对</text:span><text:span text:style-name="T1">sensor</text:span><text:span text:style-name="T2">的状态控制，</text:span><text:span text:style-name="T1">sensorManger.cpp</text:span><text:span text:style-name="T2">实现对</text:span><text:span text:style-name="T1">sensor</text:span><text:span text:style-name="T2">的数据控制。</text:span><text:span text:style-name="T1"><text:line-break/>sensor.so</text:span><text:span text:style-name="T2">通过</text:span><text:span text:style-name="T1">ioctl</text:span><text:span text:style-name="T2">控制</text:span><text:span text:style-name="T1">sensor driver</text:span><text:span text:style-name="T2">的状态，通过打开</text:span><text:span text:style-name="T1">sensor driver</text:span><text:span text:style-name="T2">对应的设备文件读取</text:span><text:span text:style-name="T1">G-sensor</text:span><text:span text:style-name="T2">采集的数据。</text:span><text:span text:style-name="T1"><text:line-break/><text:line-break/></text:span><text:span text:style-name="T3">android SDK</text:span><text:span text:style-name="T4">提供了</text:span><text:span text:style-name="T3">4</text:span><text:span text:style-name="T4">个类来于</text:span><text:span text:style-name="T3">sensor</text:span><text:span text:style-name="T4">通信</text:span><text:span text:style-name="T2">，分别为 </text:span><text:span text:style-name="T3">sensor,sensorEvent,sensorEventListener,sensorManager.</text:span><text:span text:style-name="T2">其中 </text:span><text:span text:style-name="T3">sensorEventListener</text:span><text:span text:style-name="T2">用来在</text:span><text:span text:style-name="T1">sensorManager</text:span><text:span text:style-name="T2">中注册需要监听的</text:span><text:span text:style-name="T1">sensor</text:span><text:span text:style-name="T2">类型。</text:span><text:span text:style-name="T1"><text:line-break/><text:line-break/>sensorManager.java</text:span><text:span text:style-name="T2">提供</text:span><text:span text:style-name="T1">registrater(),unregistrater()</text:span><text:span text:style-name="T2">接口供</text:span><text:span text:style-name="T1">sensorEventListener</text:span><text:span text:style-name="T2">使用。</text:span><text:span text:style-name="T1"><text:line-break/>sensorManager.java</text:span><text:span text:style-name="T2">不断轮询从</text:span><text:span text:style-name="T1">sensor.so</text:span><text:span text:style-name="T2">中取数据。取到数据后送给负责监听此类型</text:span><text:span text:style-name="T1">sensor</text:span><text:span text:style-name="T2">的 </text:span><text:span text:style-name="T1">sensorEventListener.java</text:span><text:span text:style-name="T2">。</text:span><text:span text:style-name="T1">sensorEventListener.java</text:span><text:span text:style-name="T2">通过在</text:span><text:span text:style-name="T1">sensorManager.java</text:span><text:span text:style-name="T2">中注册可以监听特定类型的</text:span><text:span text:style-name="T1">sensor</text:span><text:span text:style-name="T2">传来的数据。</text:span><text:span text:style-name="T1"><text:line-break/><text:line-break/></text:span><text:span text:style-name="T2">系统启动时执行</text:span><text:span text:style-name="T3">systemProcess,</text:span><text:span text:style-name="T2">会启动</text:span><text:span text:style-name="T3">sensorService.java,</text:span><text:span text:style-name="T4">在</text:span><text:span text:style-name="T3">sensorService.java</text:span><text:span text:style-name="T4">的构造函数中调用</text:span><text:span text:style-name="T3">JNI</text:span><text:span text:style-name="T4">方法</text:span><text:span text:style-name="T3">_sensor_control_init()</text:span><text:span text:style-name="T4">。</text:span><text:span text:style-name="T1"><text:line-break/>sensorService.cpp</text:span><text:span text:style-name="T2">中相应的方法</text:span><text:span text:style-name="T1">android_int()</text:span><text:span text:style-name="T2">会被执行。该函数会调用</text:span><text:span text:style-name="T1">hardware.c</text:span><text:span text:style-name="T2">中的方法</text:span><text:span text:style-name="T1">hw_get_module()</text:span><text:span text:style-name="T2">此函数又通过调用</text:span><text:span text:style-name="T1">load()</text:span><text:span text:style-name="T2">函数在</text:span><text:span text:style-name="T1">system/lib/hw</text:span><text:span text:style-name="T2">下查找</text:span><text:span text:style-name="T1">sensor.so<text:line-break/></text:span><text:span text:style-name="T2">查找时会根据</text:span><text:span text:style-name="T1">harware.c</text:span><text:span text:style-name="T2">中定义好的</text:span><text:span text:style-name="T1">sensor.*.so</text:span><text:span text:style-name="T2">的扩展名的顺序查找，找到第一个匹配的时候即停止，并将该</text:span><text:span text:style-name="T1">sensor.so</text:span><text:span text:style-name="T2">中定义好的一个</text:span><text:span text:style-name="T4">全局变量</text:span><text:span text:style-name="T3">HAL_MODULE_INFO_SYM</text:span><text:span text:style-name="T2">带回。该变量包含的一个</text:span><text:span text:style-name="T1"><text:line-break/></text:span><text:span text:style-name="T2">重要信息是它的一个</text:span><text:span text:style-name="T4">成员结构变量中包含的一个函数指针</text:span><text:span text:style-name="T3">open</text:span><text:span text:style-name="T4">，该指针所指函数会对一个</text:span><text:span text:style-name="T3">device</text:span><text:span text:style-name="T4">结构变量赋值，从而带出</text:span><text:span text:style-name="T3">sensorService.cpp </text:span><text:span text:style-name="T4">和</text:span><text:span text:style-name="T3">sensorManager.cpp</text:span><text:span text:style-name="T4">与</text:span><text:span text:style-name="T3">sensor</text:span><text:span text:style-name="T4">通信所需要的全部信息。</text:span><text:span text:style-name="T1"><text:line-break/>device</text:span><text:span text:style-name="T2">结构变量有两种变体分别供</text:span><text:span text:style-name="T1">sensorService.cpp</text:span><text:span text:style-name="T2">和</text:span><text:span text:style-name="T1">sensorManaer.cpp</text:span><text:span text:style-name="T2">使用。其中主要是一些函数指针指向与</text:span><text:span text:style-name="T1">sensor</text:span><text:span text:style-name="T2">通信的函数。</text:span><text:span text:style-name="T1"><text:line-break/>sensorService.cpp</text:span><text:span text:style-name="T2">和</text:span><text:span text:style-name="T1">sensorManager.cpp</text:span><text:span text:style-name="T2">在得到</text:span><text:span text:style-name="T1">HAL_MODULE_INFO_SYM</text:span><text:span text:style-name="T2">结构后都会调用 </text:span><text:span text:style-name="T1">sensors.h</text:span><text:span text:style-name="T2">的</text:span><text:span text:style-name="T1">inline</text:span><text:span text:style-name="T2">函数</text:span><text:span text:style-name="T1">open()</text:span><text:span text:style-name="T2">通过</text:span><text:span text:style-name="T1">HAL_MODULE_INFO_SYM</text:span><text:span text:style-name="T2">的</text:span><text:span text:style-name="T1">open</text:span><text:span text:style-name="T2">函数指针将所需的</text:span><text:span text:style-name="T1">device</text:span><text:span text:style-name="T2">信息取回。</text:span><text:span text:style-name="T1"><text:line-break/><text:line-break/></text:span><text:soft-page-break/><text:span text:style-name="T2">系统在启动</text:span><text:span text:style-name="T1">activityManager.java</text:span><text:span text:style-name="T2">时，它会启动</text:span><text:span text:style-name="T1">sensorManager.java</text:span><text:span text:style-name="T2">，它也会调用</text:span><text:span text:style-name="T1">hardware.c</text:span><text:span text:style-name="T2">中的方法</text:span><text:span text:style-name="T1">hw_get_module()</text:span><text:span text:style-name="T2">带回</text:span><text:span text:style-name="T1">HAL_MODULE_INFO_SYM</text:span><text:span text:style-name="T2">。</text:span><text:span text:style-name="T1"><text:line-break/><text:line-break/>3.</text:span><text:span text:style-name="T4">关于</text:span><text:span text:style-name="T3">Rotate</text:span><text:span text:style-name="T4">的实现：</text:span><text:span text:style-name="T3"><text:line-break/><text:line-break/></text:span><text:span text:style-name="T4">系统启动</text:span><text:span text:style-name="T3">windowManger.java</text:span><text:span text:style-name="T4">时，它会启动</text:span><text:span text:style-name="T3">phoneWindowManager.java</text:span><text:span text:style-name="T4">，该类有一个内部类</text:span><text:span text:style-name="T3">myOrientationListener</text:span><text:span text:style-name="T4">扩展自</text:span><text:span text:style-name="T3">windowOrientationListener.java</text:span><text:span text:style-name="T4">。</text:span><text:span text:style-name="T1"><text:line-break/>windowOrientationListener.java</text:span><text:span text:style-name="T2">是一个辅助类，当</text:span><text:span text:style-name="T1">device</text:span><text:span text:style-name="T2">的方向发生变化时，供</text:span><text:span text:style-name="T1">windowManger.java</text:span><text:span text:style-name="T2">调用，用来接收数据。</text:span><text:span text:style-name="T1"><text:line-break/>windowOrientationListener.java </text:span><text:span text:style-name="T2">内部在</text:span><text:span text:style-name="T1">sensorManger.java</text:span><text:span text:style-name="T2">中进行了注册，它回监听</text:span><text:span text:style-name="T1">G-sensor</text:span><text:span text:style-name="T2">传来的数据，即</text:span><text:span text:style-name="T1">x,y,z</text:span><text:span text:style-name="T2">方向的加速度，收到数据后经过转换处理，若满足</text:span><text:span text:style-name="T1">Roate</text:span><text:span text:style-name="T2">条件则调用</text:span><text:span text:style-name="T1"><text:line-break/>IwindowManager</text:span><text:span text:style-name="T2">接口的实现类</text:span><text:span text:style-name="T1">windowManagerService.java</text:span><text:span text:style-name="T2">中的</text:span><text:span text:style-name="T1">setRotation()</text:span><text:span text:style-name="T2">方法实现转屏。</text:span><text:span text:style-name="T1"><text:line-break/><text:line-break/>SensorManager</text:span><text:span text:style-name="T2">通过</text:span><text:span text:style-name="T1">polling</text:span><text:span text:style-name="T2">的方式从设备得到</text:span><text:span text:style-name="T1">Sensor</text:span><text:span text:style-name="T2">数据</text:span><text:span text:style-name="T1">, Sensor</text:span><text:span text:style-name="T2">数据的结构定义在</text:span><text:span text:style-name="T1">sensor.h</text:span><text:span text:style-name="T2">里</text:span><text:span text:style-name="T1">,<text:line-break/></text:span><text:span text:style-name="T2">其中</text:span><text:span text:style-name="T1">SensorManager</text:span><text:span text:style-name="T2">只处理了 </text:span><text:span text:style-name="T1">vector.v, vector.status, time</text:span><text:span text:style-name="T2">三个域</text:span><text:span text:style-name="T1">, </text:span><text:span text:style-name="T2">分发给已注册的对这些消息的监听者</text:span><text:span text:style-name="T1"><text:line-break/><text:line-break/></text:span><text:span text:style-name="T2">比如第一项 </text:span><text:span text:style-name="T1">vector.v</text:span><text:span text:style-name="T2">包含</text:span><text:span text:style-name="T1">x,y,z</text:span><text:span text:style-name="T2">三个方向的信息值</text:span><text:span text:style-name="T1">,</text:span><text:span text:style-name="T2">就是由 </text:span><text:span text:style-name="T1">WindowOrientataionLister</text:span><text:span text:style-name="T2">注册的</text:span><text:span text:style-name="T1">,<text:line-break/></text:span><text:span text:style-name="T2">当 </text:span><text:span text:style-name="T1">SensorManager</text:span><text:span text:style-name="T2">获取到这三个值之后</text:span><text:span text:style-name="T1">,</text:span><text:span text:style-name="T2">会传递给 </text:span><text:span text:style-name="T1">WindowOrientataionLister,</text:span><text:span text:style-name="T2">后者代码位于</text:span><text:span text:style-name="T1">:<text:line-break/>frameworkd/base/core/java/android/view/WindowOrientationListener.java<text:line-break/>WindowOrientataionLister</text:span><text:span text:style-name="T2">接收到这三个值之后</text:span><text:span text:style-name="T1">,</text:span><text:span text:style-name="T2">会计算出设备对应的</text:span><text:span text:style-name="T1">orientation,</text:span><text:span text:style-name="T2">并且执行 </text:span><text:span text:style-name="T1">onOrientationChanged</text:span><text:span text:style-name="T2">函数进一步上传</text:span><text:span text:style-name="T1"><text:line-break/><text:line-break/>WindowOrientataionLister</text:span><text:span text:style-name="T2">是个纯虚类</text:span><text:span text:style-name="T1">,</text:span><text:span text:style-name="T2">如果在</text:span><text:span text:style-name="T1">APK</text:span><text:span text:style-name="T2">里需要控制方向</text:span><text:span text:style-name="T1">,</text:span><text:span text:style-name="T2">可以重载一个实例</text:span><text:span text:style-name="T1">,<text:line-break/></text:span><text:span text:style-name="T2">而</text:span><text:span text:style-name="T1">Android</text:span><text:span text:style-name="T2">的系统实例对应在 </text:span><text:span text:style-name="T1">PhoneWindowManager.java</text:span><text:span text:style-name="T2">里</text:span><text:span text:style-name="T1">,</text:span><text:span text:style-name="T2">名字为</text:span><text:span text:style-name="T1">MyOrientationListener<text:line-break/>frameworks/policies/base/phone/com/android/internal/policy/impl/PhoneWindowManager.java<text:line-break/><text:line-break/></text:span><text:span text:style-name="T2">如果需要旋转</text:span><text:span text:style-name="T1">, MyOrientationListener</text:span><text:span text:style-name="T2">则会调用以下代码进行窗口旋转</text:span><text:span text:style-name="T1">:<text:line-break/>mWindowManager.setRotation(rotation, false, mFancyRotationAnimation);<text:line-break/><text:line-break/></text:span><text:span text:style-name="T2">问题总结：</text:span><text:span text:style-name="T1"><text:line-break/>1.</text:span><text:span text:style-name="T2">将</text:span><text:span text:style-name="T1">lis302 G-sensor driver</text:span><text:span text:style-name="T2">从</text:span><text:span text:style-name="T1">spi</text:span><text:span text:style-name="T2">总线移植到</text:span><text:span text:style-name="T1">lis331 i2c</text:span><text:span text:style-name="T2">总线时遇到的一些问题：</text:span><text:span text:style-name="T1"><text:line-break/>a).lis331</text:span><text:span text:style-name="T2">用的中断管脚与</text:span><text:span text:style-name="T1">lis302</text:span><text:span text:style-name="T2">不同，通过硬件原理图可知</text:span><text:span text:style-name="T1">lis331</text:span><text:span text:style-name="T2">用的是</text:span><text:span text:style-name="T1">GPN3.</text:span><text:span text:style-name="T2">故需要在</text:span><text:span text:style-name="T1">driver</text:span><text:span text:style-name="T2">的</text:span><text:span text:style-name="T1">probe</text:span><text:span text:style-name="T2">中设置 </text:span><text:span text:style-name="T1">writel((readl(S3C64XX_GPNCON) &amp; ~(0xc0)) | (0x80), S3C64XX_GPNCON);<text:line-break/>b).</text:span><text:span text:style-name="T2">通过硬件原理图可知</text:span><text:span text:style-name="T1">lis331</text:span><text:span text:style-name="T2">的时钟线和数据线用的是</text:span><text:span text:style-name="T1">i2c chanel1</text:span><text:span text:style-name="T2">。故需要在</text:span><text:span text:style-name="T1">/kernel/arch/arm/mach-s3c6410/mach-ur6410.c</text:span><text:span text:style-name="T2">文件中</text:span><text:span text:style-name="T1">i2c chanel1</text:span><text:span text:style-name="T2">即结构变量</text:span><text:span text:style-name="T1">i2c_devs1[] __initdata</text:span><text:span text:style-name="T2">中</text:span><text:span text:style-name="T1"><text:line-break/></text:span><text:span text:style-name="T2">添加</text:span><text:span text:style-name="T1">G-sensor</text:span><text:span text:style-name="T2">的设备信息，以使</text:span><text:span text:style-name="T1">driver</text:span><text:span text:style-name="T2">成功加载。</text:span><text:span text:style-name="T1"><text:line-break/>c).lis331 driver</text:span><text:span text:style-name="T2">是中断驱动的，每次</text:span><text:span text:style-name="T1">G-sensor</text:span><text:span text:style-name="T2">搜集到新数据都会产生中断，</text:span><text:span text:style-name="T1">driver</text:span><text:span text:style-name="T2">要在中断中通过</text:span><text:span text:style-name="T1">i2cbus</text:span><text:span text:style-name="T2">将数据从</text:span><text:span text:style-name="T1">G-sensor</text:span><text:span text:style-name="T2">中取回。由于</text:span><text:span text:style-name="T1">i2cbus</text:span><text:span text:style-name="T2">的读写操作是可能休眠的，而中断中不允许调用可能休眠的函数，故通过</text:span><text:span text:style-name="T1">linux</text:span><text:span text:style-name="T2">提供的延迟机制</text:span><text:span text:style-name="T1">work_queue</text:span><text:span text:style-name="T2">来解决。</text:span><text:span text:style-name="T1"><text:line-break/><text:line-break/></text:span><text:span text:style-name="T2">问题</text:span><text:span text:style-name="T1">b)</text:span><text:span text:style-name="T2">的原理：</text:span><text:span text:style-name="T1"><text:line-break/>i2c</text:span><text:span text:style-name="T2">驱动包括总线驱动和设备驱动</text:span><text:span text:style-name="T1"><text:line-break/><text:line-break/></text:span><text:span text:style-name="T2">总线驱动只是提供对一条特定总线的读写机制，本身并不会去做通信。通过</text:span><text:span text:style-name="T1">i2c</text:span><text:span text:style-name="T2">总线驱动提供的函数，设备驱动可以忽略不同总线控制器的差异，不考虑其细节的与硬件设备通讯。</text:span><text:span text:style-name="T1"><text:line-break/></text:span><text:span text:style-name="T2">一个总线驱动通常需要</text:span><text:span text:style-name="T1">2</text:span><text:span text:style-name="T2">个模块：</text:span><text:span text:style-name="T1">struct i2c_adapter</text:span><text:span text:style-name="T2">和</text:span><text:span text:style-name="T1">struct i2c_algorithm </text:span><text:span text:style-name="T2">定义在</text:span><text:span text:style-name="T1">include/linux/i2c.h</text:span><text:span text:style-name="T2">中</text:span><text:span text:style-name="T1"><text:line-break/>struct i2c_algorithm</text:span><text:span text:style-name="T2">是为了</text:span><text:span text:style-name="T1">i2c</text:span><text:span text:style-name="T2">总线驱动和具体的</text:span><text:span text:style-name="T1">i2c</text:span><text:span text:style-name="T2">总线能够对话。很多</text:span><text:span text:style-name="T1">i2c</text:span><text:span text:style-name="T2">总线驱动定义和使用它们自己的</text:span><text:span text:style-name="T1">algorithm.</text:span><text:span text:style-name="T2">对于一些</text:span><text:span text:style-name="T1">i2c</text:span><text:span text:style-name="T2">总线驱动来说，很多</text:span><text:span text:style-name="T1">algorithm</text:span><text:span text:style-name="T2">已经写好了。</text:span><text:span text:style-name="T1"><text:line-break/>drivers/i2c/buses</text:span><text:span text:style-name="T2">中包含所有的</text:span><text:span text:style-name="T1">i2c</text:span><text:span text:style-name="T2">总线驱动，</text:span><text:span text:style-name="T1">drivers/i2c/algos</text:span><text:span text:style-name="T2">中包含了所有的</text:span><text:span text:style-name="T1">algorithm.<text:line-break/><text:line-break/></text:span><text:span text:style-name="T2">设备驱动通过总线驱动中的读写函数同具体的</text:span><text:span text:style-name="T1">i2c</text:span><text:span text:style-name="T2">设备通信，一个设备驱动用两个模块来描述：</text:span><text:span text:style-name="T1">struct i2c_driver </text:span><text:span text:style-name="T2">和</text:span><text:span text:style-name="T1">struct i2c_client.<text:line-break/>i2c_client</text:span><text:span text:style-name="T2">代表着位于</text:span><text:span text:style-name="T1">adapter</text:span><text:span text:style-name="T2">总线上地址为</text:span><text:span text:style-name="T1">address</text:span><text:span text:style-name="T2">，使用</text:span><text:span text:style-name="T1">driver</text:span><text:span text:style-name="T2">来驱动的一个设备。它将总线驱动，设备驱动以及设备</text:span><text:soft-page-break/><text:span text:style-name="T2">地址绑定到了一起。</text:span><text:span text:style-name="T1"><text:line-break/><text:line-break/>2.</text:span><text:span text:style-name="T2">实现</text:span><text:span text:style-name="T1">sensor.so</text:span><text:span text:style-name="T2">与</text:span><text:span text:style-name="T1">driver</text:span><text:span text:style-name="T2">之间的</text:span><text:span text:style-name="T1">ioctl</text:span><text:span text:style-name="T2">时遇到的问题：</text:span><text:span text:style-name="T1"><text:line-break/>sensor.so</text:span><text:span text:style-name="T2">中</text:span><text:span text:style-name="T1">pull</text:span><text:span text:style-name="T2">数据时打开的文件是</text:span><text:span text:style-name="T1">input</text:span><text:span text:style-name="T2">子系统中逻辑</text:span><text:span text:style-name="T1">input</text:span><text:span text:style-name="T2">设备的表示层即</text:span><text:span text:style-name="T1">event handler</text:span><text:span text:style-name="T2">层中的</text:span><text:span text:style-name="T1">evdev.c</text:span><text:span text:style-name="T2">创建的，如果通过此文件描述符实现</text:span><text:span text:style-name="T1">ioctl</text:span><text:span text:style-name="T2">，则只能实现与</text:span><text:span text:style-name="T1">event handler</text:span><text:span text:style-name="T2">通信，无法实际控制</text:span><text:span text:style-name="T1"><text:line-break/>Gsnsor driver. event handler</text:span><text:span text:style-name="T2">层与物理设备的实际</text:span><text:span text:style-name="T1">driver</text:span><text:span text:style-name="T2">是通过</text:span><text:span text:style-name="T1">input.c</text:span><text:span text:style-name="T2">联系起来的，但</text:span><text:span text:style-name="T1">input.c</text:span><text:span text:style-name="T2">中没有实现将</text:span><text:span text:style-name="T1">event handler</text:span><text:span text:style-name="T2">层的</text:span><text:span text:style-name="T1">ioctl</text:span><text:span text:style-name="T2">传递到实际</text:span><text:span text:style-name="T1">driver</text:span><text:span text:style-name="T2">中。</text:span><text:span text:style-name="T1"><text:line-break/></text:span><text:span text:style-name="T2">故采用另创建一个设备节点用来实现</text:span><text:span text:style-name="T1">sensor.so</text:span><text:span text:style-name="T2">与</text:span><text:span text:style-name="T1">driver</text:span><text:span text:style-name="T2">之间的</text:span><text:span text:style-name="T1">ioct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 PL UKai CN" svg:font-family="'AR PL UKai CN'"/>
    <style:font-face style:name="Arial" svg:font-family="Arial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2-28T14:28:29</meta:creation-date>
    <dc:date>2011-02-28T18:23:21</dc:date>
    <dc:creator>azhe </dc:creator>
    <meta:editing-duration>PT03H54M54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4" meta:paragraph-count="1" meta:word-count="1448" meta:character-count="6494"/>
  </office:meta>
</office:document-meta>
</file>